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0ab35f" officeooo:paragraph-rsid="000ab35f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ff4000" style:text-underline-style="none" fo:font-weight="bold" officeooo:rsid="000ab35f" officeooo:paragraph-rsid="000ab35f" style:font-weight-asian="bold" style:font-weight-complex="bold"/>
    </style:style>
    <style:style style:name="P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text-underline-style="none" fo:font-weight="bold" officeooo:rsid="000ab35f" officeooo:paragraph-rsid="000ab35f" style:font-weight-asian="bold" style:font-weight-complex="bold"/>
    </style:style>
    <style:style style:name="P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text-underline-style="none" fo:font-weight="bold" officeooo:rsid="000bb189" officeooo:paragraph-rsid="000bb189" style:font-weight-asian="bold" style:font-weight-complex="bold"/>
    </style:style>
    <style:style style:name="P5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text-underline-style="none" fo:font-weight="bold" officeooo:rsid="000bb189" officeooo:paragraph-rsid="001067ca" style:font-weight-asian="bold" style:font-weight-complex="bold"/>
    </style:style>
    <style:style style:name="P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text-underline-style="none" fo:font-weight="normal" officeooo:rsid="000ab35f" officeooo:paragraph-rsid="000ab35f" style:font-weight-asian="normal" style:font-weight-complex="normal"/>
    </style:style>
    <style:style style:name="P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text-underline-style="none" officeooo:rsid="00268221" officeooo:paragraph-rsid="00268221"/>
    </style:style>
    <style:style style:name="P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color="#ff4000" style:text-underline-style="none" fo:font-weight="bold" officeooo:rsid="000bb189" officeooo:paragraph-rsid="000bb189" style:font-weight-asian="bold" style:font-weight-complex="bold"/>
    </style:style>
    <style:style style:name="P9" style:family="paragraph" style:parent-style-name="Heading_20_3">
      <style:paragraph-properties fo:text-align="center" style:justify-single-word="false"/>
      <style:text-properties style:text-line-through-style="none" style:text-line-through-type="none" fo:font-size="16pt" fo:font-style="normal" style:text-underline-style="none" fo:font-weight="bold" officeooo:rsid="000ab35f" officeooo:paragraph-rsid="000ab35f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text-underline-style="none" fo:font-weight="normal" officeooo:rsid="000b837d" officeooo:paragraph-rsid="000b837d" style:font-weight-asian="normal" style:font-weight-complex="normal"/>
    </style:style>
    <style:style style:name="P11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text-underline-style="none" fo:font-weight="normal" officeooo:rsid="00268221" officeooo:paragraph-rsid="00268221" style:font-weight-asian="normal" style:font-weight-complex="normal"/>
    </style:style>
    <style:style style:name="P12" style:family="paragraph" style:parent-style-name="Text_20_body" style:list-style-name="L1">
      <style:paragraph-properties fo:margin-left="0cm" fo:margin-right="0cm" fo:line-height="100%" fo:text-align="start" style:justify-single-word="false" fo:text-indent="0cm" style:auto-text-indent="false"/>
      <style:text-properties style:text-underline-style="none" fo:font-weight="normal" officeooo:rsid="00268221" officeooo:paragraph-rsid="00268221" style:font-weight-asian="normal" style:font-weight-complex="normal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text-underline-style="none" fo:font-weight="normal" officeooo:rsid="00501162" officeooo:paragraph-rsid="00501162" style:font-weight-asian="normal" style:font-weight-complex="normal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text-underline-style="solid" style:text-underline-width="auto" style:text-underline-color="font-color" fo:font-weight="normal" officeooo:rsid="002451f7" officeooo:paragraph-rsid="002451f7" style:font-weight-asian="normal" style:font-weight-complex="normal"/>
    </style:style>
    <style:style style:name="P15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color="#ff8000" style:text-underline-style="none" fo:font-weight="bold" officeooo:rsid="00329943" officeooo:paragraph-rsid="00329943" style:font-weight-asian="bold" style:font-weight-complex="bold"/>
    </style:style>
    <style:style style:name="P1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color="#000000" style:text-underline-style="none" fo:font-weight="bold" officeooo:rsid="00329943" officeooo:paragraph-rsid="00329943" style:font-weight-asian="bold" style:font-weight-complex="bold"/>
    </style:style>
    <style:style style:name="P17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color="#000000" style:text-underline-style="none" fo:font-weight="normal" officeooo:rsid="00329943" officeooo:paragraph-rsid="0032994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837d" style:font-weight-asian="normal" style:font-weight-complex="normal"/>
    </style:style>
    <style:style style:name="T3" style:family="text">
      <style:text-properties fo:font-weight="normal" officeooo:rsid="001067ca" style:font-weight-asian="normal" style:font-weight-complex="normal"/>
    </style:style>
    <style:style style:name="T4" style:family="text">
      <style:text-properties fo:font-weight="normal" officeooo:rsid="002451f7" style:font-weight-asian="normal" style:font-weight-complex="normal"/>
    </style:style>
    <style:style style:name="T5" style:family="text">
      <style:text-properties fo:font-weight="normal" officeooo:rsid="00368822" style:font-weight-asian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067ca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067ca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c062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d1e29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b01c1" style:font-size-asian="12pt" style:font-weight-asian="normal" style:font-size-complex="12pt" style:font-weight-complex="normal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fo:font-weight="normal" officeooo:rsid="000c062a" style:font-size-asian="13pt" style:font-weight-asian="normal" style:font-size-complex="13pt" style:font-weight-complex="normal"/>
    </style:style>
    <style:style style:name="T17" style:family="text">
      <style:text-properties fo:font-size="13pt" fo:font-weight="normal" officeooo:rsid="001a6b40" style:font-size-asian="13pt" style:font-weight-asian="normal" style:font-size-complex="13pt" style:font-weight-complex="normal"/>
    </style:style>
    <style:style style:name="T18" style:family="text">
      <style:text-properties officeooo:rsid="001067ca"/>
    </style:style>
    <style:style style:name="T19" style:family="text">
      <style:text-properties fo:color="#ff4000"/>
    </style:style>
    <style:style style:name="T20" style:family="text">
      <style:text-properties fo:color="#ff4000" officeooo:rsid="000bb189"/>
    </style:style>
    <style:style style:name="T21" style:family="text">
      <style:text-properties officeooo:rsid="003ae9bd"/>
    </style:style>
    <style:style style:name="T22" style:family="text">
      <style:text-properties officeooo:rsid="0040d253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text:span text:style-name="T1">~ </text:span>Regex <text:span text:style-name="T1">~</text:span></text:h>
      <text:p text:style-name="P1"/>
      <text:p text:style-name="P2">Quantifier:</text:p>
      <text:p text:style-name="P3"><text:span text:style-name="T1">*</text:span> <text:span text:style-name="T2">Zero or many</text:span></text:p>
      <text:p text:style-name="P10">+ One or many</text:p>
      <text:p text:style-name="P10">? Zero or one</text:p>
      <text:p text:style-name="P10"/>
      <text:p text:style-name="P15"><text:span text:style-name="T19">Anchers</text:span>:</text:p>
      <text:p text:style-name="P16">^ <text:s text:c="2"/>-&gt; <text:span text:style-name="T1">Start with</text:span></text:p>
      <text:p text:style-name="P17"><text:span text:style-name="T22">$</text:span> <text:s text:c="2"/>-&gt;End <text:span text:style-name="T21">w</text:span>ith</text:p>
      <text:p text:style-name="P17"/>
      <text:p text:style-name="P8">Character:</text:p>
      <text:p text:style-name="P4"><text:s text:c="2"/>. <text:s text:c="3"/>-<text:span text:style-name="T18">&gt; </text:span><text:span text:style-name="T1">Every thing expect new line</text:span></text:p>
      <text:p text:style-name="P5"><text:span text:style-name="T6">\</text:span>d <text:s text:c="2"/>-<text:span text:style-name="T18">&gt; </text:span><text:span text:style-name="T3">D</text:span><text:span text:style-name="T1">igit</text:span></text:p>
      <text:p text:style-name="P4"><text:span text:style-name="T6">\</text:span>D <text:s text:c="2"/>-<text:span text:style-name="T18">&gt; </text:span><text:span text:style-name="T1">Except digit</text:span></text:p>
      <text:p text:style-name="P5"><text:span text:style-name="T6">\</text:span><text:span text:style-name="T8">w</text:span><text:span text:style-name="T6"> <text:s/></text:span><text:span text:style-name="T8">-</text:span><text:span text:style-name="T9">&gt; </text:span><text:span text:style-name="T10">Alphanumeric and </text:span><text:span text:style-name="T12">U</text:span><text:span text:style-name="T11">nderscore</text:span></text:p>
      <text:p text:style-name="P5"><text:span text:style-name="T6">\</text:span><text:span text:style-name="T8">W</text:span><text:span text:style-name="T6"> </text:span><text:span text:style-name="T8">-</text:span><text:span text:style-name="T9">&gt;</text:span><text:span text:style-name="T7"> </text:span><text:span text:style-name="T14">Except </text:span><text:span text:style-name="T10">Alphanumeric and </text:span><text:span text:style-name="T12">Underscore</text:span></text:p>
      <text:p text:style-name="P5"><text:span text:style-name="T6">\</text:span><text:span text:style-name="T8">s <text:s text:c="3"/>-</text:span><text:span text:style-name="T9">&gt; </text:span><text:span text:style-name="T11">White</text:span><text:span text:style-name="T13">S</text:span><text:span text:style-name="T11">pace( space,Tab,newLine <text:s/>etc)</text:span></text:p>
      <text:p text:style-name="P5"><text:span text:style-name="T6">\</text:span><text:span text:style-name="T15">S <text:s text:c="2"/></text:span><text:span text:style-name="T8">-</text:span><text:span text:style-name="T9">&gt; </text:span><text:span text:style-name="T16">Except </text:span><text:span text:style-name="T17">WhiteS</text:span><text:span text:style-name="T16">pace</text:span></text:p>
      <text:p text:style-name="P6"/>
      <text:p text:style-name="P6"/>
      <text:p text:style-name="P14">Methods:</text:p>
      <text:p text:style-name="P7"><text:span text:style-name="T4">&lt;.*</text:span><text:span text:style-name="T1">&gt; <text:s/>(Greedy)</text:span></text:p>
      <text:p text:style-name="P11">&lt;.*?&gt; <text:s/>(Non Greedy)</text:p>
      <text:p text:style-name="P11"><text:s text:c="2"/>e.g</text:p>
      <text:p text:style-name="P11"><text:tab/>&lt;strong&gt; Bhaba &lt;/strong&gt;</text:p>
      <text:list xml:id="list4225459315" text:style-name="L1">
        <text:list-header>
          <text:p text:style-name="P12"><text:s/>In Greedy method it goes to the last then backtracking and match the character <text:s/>(whole things)</text:p>
          <text:p text:style-name="P12"><text:s/>In Non Greedy it check one by one till find the last character <text:s/>(&lt;strong&gt; )</text:p>
        </text:list-header>
      </text:list>
      <text:p text:style-name="P11"/>
      <text:p text:style-name="P13">Example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3T10:39:51.812712365</meta:creation-date>
    <dc:date>2024-09-13T11:28:22.263531539</dc:date>
    <meta:editing-duration>PT37M8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03" meta:character-count="574" meta:non-whitespace-character-count="468"/>
  </office:meta>
</office:document-meta>
</file>